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office:automatic-styles>
  <office:body>
    <office:text text:use-soft-page-breaks="true">
      <text:p text:style-name="P1">اسم المشروع:</text:p>
      <text:p text:style-name="Normal">“Analysis and implementation of the Vigentre Cipher</text:p>
      <text:p text:style-name="Normal">هدف المشروع:</text:p>
      <text:p text:style-name="Normal">To gain a deep understanding of the Vigentre Cipher and its application in securing data by developing tools to decrypt messages encrypted with this cipher. The project aims to explore how data is encrypted and decrypted securely using the Vigenère Cipher, and to coxamine its strength against modem encryption techniques</text:p>
      <text:p text:style-name="Normal">وصف المشروع:</text:p>
      <text:p text:style-name="Normal">The project involves analyzing the Vigenère Cipher as a tool for encrypting and decrypting texts, The woning mechanism of the cipher will be studied through its table and the use o a kay for encryption and decryption. A software application will be developed to facilisato the encryption and decryption process. The project will also indude testing the strength of the cipher against vartious attack methods, such as frequency analysis and brute force attacks.</text:p>
      <text:p text:style-name="Normal">خطوات عمال المشروع:</text:p>
      <text:list text:style-name="LFO1" text:continue-numbering="true">
        <text:list-item>
          <text:p text:style-name="P2">Study of the Vigenère Cipher</text:p>
        </text:list-item>
      </text:list>
      <text:p text:style-name="Normal">Understanding how encryption works using the kay.</text:p>
      <text:list text:style-name="LFO1" text:continue-numbering="true">
        <text:list-item>
          <text:p text:style-name="P3">Creation of the Vigenère Table</text:p>
        </text:list-item>
      </text:list>
      <text:p text:style-name="Normal">Constructing a table containing different characters used in the encryption process.</text:p>
      <text:list text:style-name="LFO1" text:continue-numbering="true">
        <text:list-item>
          <text:p text:style-name="P4">Encryption using Vigenère</text:p>
        </text:list-item>
      </text:list>
      <text:p text:style-name="Normal">Applying the cipher to specific texts using a key.</text:p>
      <text:list text:style-name="LFO1" text:continue-numbering="true">
        <text:list-item>
          <text:p text:style-name="P5">Decryption Developing algorithms to decrypt encrypted messages.</text:p>
        </text:list-item>
      </text:list>
      <text:p text:style-name="Normal">Cipher Strength Analysis</text:p>
      <text:p text:style-name="Normal">Comparting the Vigenèrsi Cipher with modem encryption methods.</text:p>
      <text:list text:style-name="LFO1" text:continue-numbering="true">
        <text:list-item>
          <text:p text:style-name="P6">Developing a Practical Application</text:p>
        </text:list-item>
      </text:list>
      <text:p text:style-name="Normal">Building a program using a programming language (The Python) to automate the cigner.</text:p>
      <text:list text:style-name="LFO1" text:continue-numbering="true">
        <text:list-item>
          <text:p text:style-name="P7">Testing the Tool: Applying the 100</text:p>
        </text:list-item>
      </text:list>
      <text:p text:style-name="Normal">To different texts and analysing the results of encryption and decryption</text:p>
      <text:p text:style-name="Normal">الهدف<text:s/>من المشروع:</text:p>
      <text:p text:style-name="Normal">To understand how the Vigenare Cipher works and how it can be used for encryption.</text:p>
      <text:p text:style-name="Normal">To enhance programming sillis by building tools for decrypting messages.</text:p>
      <text:p text:style-name="Normal">To sest the effectiveness of the cipher in security compared to modem encration schniques.</text:p>
      <text:p text:style-name="Normal">To deepen linowledge in the fteld of information security and<text:s/>date<text:s/><text:s text:c="24"/>.</text:p>
      <text:p text:style-name="Normal">تحت اشراف: <text:s text:c="91"/>تعتمد: <text:s text:c="19"/></text:p>
      <text:p text:style-name="Normal">استاذ مشارك الدكتور<text:s/>اشرف عبد العزيز<text:s text:c="52"/>استاذ مشارك الدكتور اسامه النحاس<text: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ssanelsawy627@gmail.com</meta:initial-creator>
    <dc:creator>hassanelsawy627@gmail.com</dc:creator>
    <meta:creation-date>2024-12-19T20:52:00Z</meta:creation-date>
    <dc:date>2024-12-19T20:52:00Z</dc:date>
    <meta:template xlink:href="Normal.dotm" xlink:type="simple"/>
    <meta:editing-cycles>26</meta:editing-cycles>
    <meta:editing-duration>PT1080S</meta:editing-duration>
    <meta:document-statistic meta:page-count="1" meta:paragraph-count="4" meta:word-count="321" meta:character-count="2152" meta:row-count="15" meta:non-whitespace-character-count="1835"/>
  </office:meta>
</office:document-meta>
</file>